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pletionStatus" style:family="table">
      <style:table-properties style:width="17cm" fo:margin-left="0cm" table:align="left"/>
    </style:style>
    <style:style style:name="CompletionStatus.A" style:family="table-column">
      <style:table-column-properties style:column-width="2.078cm"/>
    </style:style>
    <style:style style:name="CompletionStatus.B" style:family="table-column">
      <style:table-column-properties style:column-width="5.106cm"/>
    </style:style>
    <style:style style:name="CompletionStatus.C" style:family="table-column">
      <style:table-column-properties style:column-width="4.815cm"/>
    </style:style>
    <style:style style:name="CompletionStatus.D" style:family="table-column">
      <style:table-column-properties style:column-width="5.001cm"/>
    </style:style>
    <style:style style:name="CompletionStatus.1" style:family="table-row">
      <style:table-row-properties style:min-row-height="0.3cm"/>
    </style:style>
    <style:style style:name="CompletionStatus.A1" style:family="table-cell">
      <style:table-cell-properties fo:background-color="#009353" fo:padding="0.097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mpletionStatus.D1" style:family="table-cell">
      <style:table-cell-properties fo:background-color="#009353" fo:padding="0.097cm" fo:border="0.75pt solid #009353" style:writing-mode="page">
        <style:background-image/>
      </style:table-cell-properties>
    </style:style>
    <style:style style:name="CompletionStatus.A2" style:family="table-cell">
      <style:table-cell-properties fo:background-color="transparent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B2" style:family="table-cell" style:data-style-name="N20000">
      <style:table-cell-properties fo:background-color="transparent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D2" style:family="table-cell" style:data-style-name="N20000">
      <style:table-cell-properties fo:background-color="transparent" fo:padding="0.097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CompletionStatus.A3" style:family="table-cell">
      <style:table-cell-properties fo:background-color="#dddddd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B3" style:family="table-cell" style:data-style-name="N20000">
      <style:table-cell-properties fo:background-color="#dddddd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D3" style:family="table-cell" style:data-style-name="N20000">
      <style:table-cell-properties fo:background-color="#dddddd" fo:padding="0.097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CompletionStatus.A22" style:family="table-cell">
      <style:table-cell-properties fo:background-color="#ffffff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B22" style:family="table-cell" style:data-style-name="N20000">
      <style:table-cell-properties fo:background-color="#ffffff" fo:padding="0.097cm" fo:border-left="0.75pt solid #009353" fo:border-right="none" fo:border-top="none" fo:border-bottom="0.75pt solid #009353" style:writing-mode="page">
        <style:background-image/>
      </style:table-cell-properties>
    </style:style>
    <style:style style:name="CompletionStatus.D22" style:family="table-cell" style:data-style-name="N20000">
      <style:table-cell-properties fo:background-color="#ffffff" fo:padding="0.097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 style:list-style-name="L1">
      <style:paragraph-properties fo:text-align="justify" style:justify-single-word="false"/>
      <style:text-properties officeooo:paragraph-rsid="000a6572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a6572" officeooo:paragraph-rsid="000a657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bc40e" officeooo:paragraph-rsid="000bc40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0a6572" officeooo:paragraph-rsid="000a6572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style:text-underline-style="none" fo:font-weight="normal" officeooo:rsid="000a6572" officeooo:paragraph-rsid="000a6572" style:font-weight-asian="normal" style:font-weight-complex="normal"/>
    </style:style>
    <style:style style:name="P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officeooo:rsid="000a6572" officeooo:paragraph-rsid="000a65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a6572" officeooo:paragraph-rsid="000a65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574c" style:font-weight-asian="normal" style:font-weight-complex="normal"/>
    </style:style>
    <style:style style:name="T4" style:family="text">
      <style:text-properties style:text-underline-style="none" officeooo:rsid="000d574c"/>
    </style:style>
    <style:style style:name="T5" style:family="text">
      <style:text-properties officeooo:rsid="000d574c"/>
    </style:style>
    <style:style style:name="T6" style:family="text">
      <style:text-properties officeooo:rsid="000f0613"/>
    </style:style>
    <style:style style:name="T7" style:family="text">
      <style:text-properties style:font-name="Times New Roman" style:text-underline-style="none" fo:font-weight="normal" officeooo:rsid="000a6572" style:font-weight-asian="normal" style:font-weight-complex="normal"/>
    </style:style>
    <style:style style:name="T8" style:family="text">
      <style:text-properties style:font-name="Times New Roman" style:text-underline-style="none" fo:font-weight="normal" officeooo:rsid="000f061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tructures and Algorithms Laboratory Assignment 1</text:p>
      <text:p text:style-name="P2"/>
      <text:p text:style-name="P3">Batch:<text:span text:style-name="T2"> </text:span><text:span text:style-name="T3">SE-</text:span><text:span text:style-name="T2">E4<text:tab/><text:tab/><text:tab/><text:tab/><text:tab/><text:tab/><text:tab/><text:tab/><text:tab/><text:tab/></text:span><text:span text:style-name="T5">Date:</text:span><text:span text:style-name="T3"> </text:span></text:p>
      <text:p text:style-name="P4"/>
      <text:p text:style-name="P4">Beginning with an empty binary tree, construct binary tree by inserting the values in the order given. After constructing a binary tree perform following operations on it-</text:p>
      <text:list xml:id="list2574417545" text:style-name="L1">
        <text:list-item>
          <text:p text:style-name="P1"><text:span text:style-name="T7">Perform inorder, preorder and post order traversal (</text:span><text:span text:style-name="T8">R</text:span><text:span text:style-name="T7">ecursive and non-recursive methods)</text:span></text:p>
        </text:list-item>
        <text:list-item>
          <text:p text:style-name="P5">Change a tree so that the roles of the left and right pointers are swapped at every node</text:p>
        </text:list-item>
        <text:list-item>
          <text:p text:style-name="P5">Find the height of tree</text:p>
        </text:list-item>
        <text:list-item>
          <text:p text:style-name="P5">Copy this tree to another [operator=]</text:p>
        </text:list-item>
        <text:list-item>
          <text:p text:style-name="P5">Count number of leaves, number of internal nodes.</text:p>
        </text:list-item>
        <text:list-item>
          <text:p text:style-name="P5">Erase all nodes in a binary tree.</text:p>
        </text:list-item>
      </text:list>
      <text:p text:style-name="P4"/>
      <table:table table:name="CompletionStatus" table:style-name="CompletionStatus" table:template-name="Box List Green">
        <table:table-column table:style-name="CompletionStatus.A"/>
        <table:table-column table:style-name="CompletionStatus.B"/>
        <table:table-column table:style-name="CompletionStatus.C"/>
        <table:table-column table:style-name="CompletionStatus.D"/>
        <table:table-row table:style-name="CompletionStatus.1">
          <table:table-cell table:style-name="CompletionStatus.A1" office:value-type="string">
            <text:p text:style-name="P6">Roll Num</text:p>
          </table:table-cell>
          <table:table-cell table:style-name="CompletionStatus.A1" office:value-type="string">
            <text:p text:style-name="P6">Name</text:p>
          </table:table-cell>
          <table:table-cell table:style-name="CompletionStatus.A1" office:value-type="string">
            <text:p text:style-name="P6">Completed</text:p>
          </table:table-cell>
          <table:table-cell table:style-name="CompletionStatus.D1" office:value-type="string">
            <text:p text:style-name="P6">Pending</text:p>
          </table:table-cell>
        </table:table-row>
        <table:table-row table:style-name="CompletionStatus.1">
          <table:table-cell table:style-name="CompletionStatus.A2" office:value-type="string">
            <text:p text:style-name="P7">21401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02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03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04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05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06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07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08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09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10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11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12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13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14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15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16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17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18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" office:value-type="string">
            <text:p text:style-name="P7">21419</text:p>
          </table:table-cell>
          <table:table-cell table:style-name="CompletionStatus.B2">
            <text:p text:style-name="P8"/>
          </table:table-cell>
          <table:table-cell table:style-name="CompletionStatus.B2">
            <text:p text:style-name="P8"/>
          </table:table-cell>
          <table:table-cell table:style-name="CompletionStatus.D2">
            <text:p text:style-name="P8"/>
          </table:table-cell>
        </table:table-row>
        <table:table-row table:style-name="CompletionStatus.1">
          <table:table-cell table:style-name="CompletionStatus.A3" office:value-type="string">
            <text:p text:style-name="P7">21420</text:p>
          </table:table-cell>
          <table:table-cell table:style-name="CompletionStatus.B3">
            <text:p text:style-name="P8"/>
          </table:table-cell>
          <table:table-cell table:style-name="CompletionStatus.B3">
            <text:p text:style-name="P8"/>
          </table:table-cell>
          <table:table-cell table:style-name="CompletionStatus.D3">
            <text:p text:style-name="P8"/>
          </table:table-cell>
        </table:table-row>
        <table:table-row table:style-name="CompletionStatus.1">
          <table:table-cell table:style-name="CompletionStatus.A22" office:value-type="string">
            <text:p text:style-name="P7">21421</text:p>
          </table:table-cell>
          <table:table-cell table:style-name="CompletionStatus.B22">
            <text:p text:style-name="P8"/>
          </table:table-cell>
          <table:table-cell table:style-name="CompletionStatus.B22">
            <text:p text:style-name="P8"/>
          </table:table-cell>
          <table:table-cell table:style-name="CompletionStatus.D22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9:18:57.489570598</meta:creation-date>
    <dc:date>2022-02-17T19:41:12.277319277</dc:date>
    <meta:editing-duration>PT12M2S</meta:editing-duration>
    <meta:editing-cycles>5</meta:editing-cycles>
    <meta:generator>LibreOffice/6.4.7.2$Linux_X86_64 LibreOffice_project/40$Build-2</meta:generator>
    <meta:print-date>2022-02-17T19:40:36.386669161</meta:print-date>
    <meta:document-statistic meta:table-count="1" meta:image-count="0" meta:object-count="0" meta:page-count="1" meta:paragraph-count="34" meta:word-count="124" meta:character-count="716" meta:non-whitespace-character-count="622"/>
  </office:meta>
</office:document-meta>
</file>